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d2968" officeooo:paragraph-rsid="001d2968"/>
    </style:style>
    <style:style style:name="P2"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e678c" officeooo:paragraph-rsid="00208ef0"/>
    </style:style>
    <style:style style:name="P3"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1e678c" officeooo:paragraph-rsid="0021166f"/>
    </style:style>
    <style:style style:name="P4"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268844" officeooo:paragraph-rsid="0028c13c"/>
    </style:style>
    <style:style style:name="P5" style:family="paragraph" style:parent-style-name="Standard">
      <style:paragraph-properties fo:margin-left="0cm" fo:margin-right="0cm" fo:margin-top="0cm" fo:margin-bottom="0.25cm" loext:contextual-spacing="false" fo:line-height="120%" fo:text-align="justify" style:justify-single-word="false" fo:text-indent="0cm" style:auto-text-indent="false"/>
      <style:text-properties style:font-name="Liberation Serif" fo:language="en" fo:country="US" officeooo:rsid="0028c13c" officeooo:paragraph-rsid="0028c13c"/>
    </style:style>
    <style:style style:name="P6" style:family="paragraph" style:parent-style-name="Text_20_body">
      <style:paragraph-properties fo:margin-left="0cm" fo:margin-right="0cm" fo:margin-top="0cm" fo:margin-bottom="0.25cm" loext:contextual-spacing="false" fo:line-height="120%" fo:text-align="justify" style:justify-single-word="false" fo:text-indent="0cm" style:auto-text-indent="false"/>
      <style:text-properties style:font-name="Liberation Serif" officeooo:paragraph-rsid="0015c905"/>
    </style:style>
    <style:style style:name="P7" style:family="paragraph" style:parent-style-name="Text_20_body">
      <style:paragraph-properties fo:text-align="justify" style:justify-single-word="false">
        <style:tab-stops>
          <style:tab-stop style:position="0.377cm"/>
          <style:tab-stop style:position="0.699cm"/>
        </style:tab-stops>
      </style:paragraph-properties>
      <style:text-properties style:font-name="Liberation Serif" fo:language="en" fo:country="US" officeooo:rsid="001e678c" officeooo:paragraph-rsid="001e678c"/>
    </style:style>
    <style:style style:name="P8" style:family="paragraph" style:parent-style-name="Text_20_body">
      <style:paragraph-properties fo:text-align="justify" style:justify-single-word="false">
        <style:tab-stops>
          <style:tab-stop style:position="0.377cm"/>
        </style:tab-stops>
      </style:paragraph-properties>
      <style:text-properties fo:language="en" fo:country="US" officeooo:rsid="00251ca4" officeooo:paragraph-rsid="00251ca4"/>
    </style:style>
    <style:style style:name="P9" style:family="paragraph" style:parent-style-name="Heading">
      <style:paragraph-properties fo:text-align="center" style:justify-single-word="false"/>
      <style:text-properties style:font-name="Liberation Serif" fo:font-size="16pt" fo:language="en" fo:country="US" fo:font-style="normal" officeooo:rsid="0038331d" style:font-size-asian="16pt" style:font-style-asian="normal" style:font-size-complex="16pt" style:font-style-complex="normal"/>
    </style:style>
    <style:style style:name="P10" style:family="paragraph" style:parent-style-name="Heading_20_2">
      <style:paragraph-properties fo:text-align="justify" style:justify-single-word="false">
        <style:tab-stops>
          <style:tab-stop style:position="0.377cm"/>
          <style:tab-stop style:position="0.699cm"/>
        </style:tab-stops>
      </style:paragraph-properties>
      <style:text-properties style:font-name="Liberation Serif" fo:language="en" fo:country="US"/>
    </style:style>
    <style:style style:name="P11"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style:font-name-asian="Droid Sans Fallback" style:font-size-asian="16.1000003814697pt" style:font-weight-asian="bold" style:font-name-complex="FreeSans" style:font-size-complex="16.1000003814697pt" style:font-weight-complex="bold"/>
    </style:style>
    <style:style style:name="P12"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paragraph-rsid="0021c45d" style:font-name-asian="Droid Sans Fallback" style:font-size-asian="16.1000003814697pt" style:font-weight-asian="bold" style:font-name-complex="FreeSans" style:font-size-complex="16.1000003814697pt" style:font-weight-complex="bold"/>
    </style:style>
    <style:style style:name="P13" style:family="paragraph" style:parent-style-name="Heading_20_2">
      <style:paragraph-properties fo:text-align="justify" style:justify-single-word="false">
        <style:tab-stops>
          <style:tab-stop style:position="0.377cm"/>
        </style:tab-stops>
      </style:paragraph-properties>
      <style:text-properties style:font-name="Liberation Serif" fo:font-size="16.1000003814697pt" fo:language="en" fo:country="US" fo:font-weight="bold" officeooo:rsid="001beffa" style:font-name-asian="Droid Sans Fallback" style:font-size-asian="16.1000003814697pt" style:font-weight-asian="bold" style:font-name-complex="FreeSans" style:font-size-complex="16.1000003814697pt" style:font-weight-complex="bold"/>
    </style:style>
    <style:style style:name="P14" style:family="paragraph" style:parent-style-name="Heading_20_1">
      <style:paragraph-properties fo:text-align="justify" style:justify-single-word="false"/>
      <style:text-properties style:font-name="Liberation Serif" fo:language="en" fo:country="US" officeooo:rsid="001d2968" officeooo:paragraph-rsid="001d2968"/>
    </style:style>
    <style:style style:name="P15" style:family="paragraph" style:parent-style-name="Heading_20_1">
      <style:paragraph-properties fo:margin-left="0.76cm" fo:margin-right="0cm" fo:margin-top="0.42cm" fo:margin-bottom="0.21cm" loext:contextual-spacing="false" fo:line-height="100%" fo:text-indent="-0.76cm" style:auto-text-indent="false">
        <style:tab-stops/>
      </style:paragraph-properties>
      <style:text-properties style:font-name="Liberation Serif" fo:language="en" fo:country="US" officeooo:rsid="0028c13c" officeooo:paragraph-rsid="00132a4e"/>
    </style:style>
    <style:style style:name="P16" style:family="paragraph" style:parent-style-name="Standard" style:list-style-name="L1">
      <style:paragraph-properties fo:margin-top="0cm" fo:margin-bottom="0.25cm" loext:contextual-spacing="false" fo:line-height="120%" fo:text-align="justify" style:justify-single-word="false"/>
      <style:text-properties officeooo:paragraph-rsid="00208ef0"/>
    </style:style>
    <style:style style:name="P17" style:family="paragraph" style:parent-style-name="Standard" style:list-style-name="L1">
      <style:paragraph-properties fo:margin-top="0cm" fo:margin-bottom="0.25cm" loext:contextual-spacing="false" fo:line-height="120%" fo:text-align="justify" style:justify-single-word="false"/>
      <style:text-properties style:font-name="Liberation Serif" fo:language="en" fo:country="US" officeooo:rsid="001d2968" officeooo:paragraph-rsid="00208ef0"/>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language="en" fo:country="US" fo:font-style="normal" officeooo:rsid="0036efea" style:font-style-asian="normal" style:font-style-complex="normal"/>
    </style:style>
    <style:style style:name="T4" style:family="text">
      <style:text-properties fo:language="en" fo:country="US" fo:font-style="normal" officeooo:rsid="0038331d" style:font-style-asian="normal" style:font-style-complex="normal"/>
    </style:style>
    <style:style style:name="T5" style:family="text">
      <style:text-properties fo:language="en" fo:country="US" fo:font-style="normal" officeooo:rsid="00132a4e" style:font-style-asian="normal" style:font-style-complex="normal"/>
    </style:style>
    <style:style style:name="T6" style:family="text">
      <style:text-properties fo:language="en" fo:country="US" fo:font-style="normal" officeooo:rsid="0015c905" style:font-style-asian="normal" style:font-style-complex="normal"/>
    </style:style>
    <style:style style:name="T7" style:family="text">
      <style:text-properties fo:language="en" fo:country="US" officeooo:rsid="00132a4e"/>
    </style:style>
    <style:style style:name="T8" style:family="text">
      <style:text-properties style:font-name="Liberation Serif" fo:language="en" fo:country="US" officeooo:rsid="001d2968"/>
    </style:style>
    <style:style style:name="T9" style:family="text">
      <style:text-properties style:font-name="Liberation Serif" fo:language="en" fo:country="US" officeooo:rsid="00208ef0"/>
    </style:style>
    <style:style style:name="T10" style:family="text">
      <style:text-properties style:text-underline-style="solid" style:text-underline-width="auto" style:text-underline-color="font-color"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A Quantitative Approach for the Assessment of Microservice Architecture Deployment Alternatives by Automated Performance Testing</text:p>
      <text:h text:style-name="P14" text:outline-level="1">Main idea</text:h>
      <text:h text:style-name="P10" text:outline-level="2" text:restart-numbering="true" text:start-value="-1">State of problem</text:h>
      <text:p text:style-name="P7">Microservices have emerged as an architectural style for developing distributed applications. Assessing the performance of architectural deployment alternatives is challenging and must be aligned with the system usage in the production environment.</text:p>
      <text:h text:style-name="P12" text:outline-level="2">Why it's an interesting problem</text:h>
      <text:p text:style-name="P8">The performance degradation of microservice architectures takes place in deployment alternatives as compared to an equivalent monolithic deployment model. Therefore, microservice architects need to focus on the performance implications of architectural deployment alternatives. In addition, the impact of the expected production workloads on the performance of specific microservices deployment configuration needs to be taken into account.</text:p>
      <text:h text:style-name="P11" text:outline-level="2">What solution that is proposed achieves</text:h>
      <text:p text:style-name="P1">The <text:span text:style-name="T10">key contributions</text:span> of this paper are as follows:</text:p>
      <text:list xml:id="list6010299410077543413" text:style-name="L1">
        <text:list-item>
          <text:p text:style-name="P16"><text:span text:style-name="T8">a new quantitative approach </text:span><text:span text:style-name="T9">for the performance assessment of microservice deployment alternatives. </text:span></text:p>
        </text:list-item>
        <text:list-item>
          <text:p text:style-name="P17">the experimental validation of the proposed approach.</text:p>
        </text:list-item>
      </text:list>
      <text:p text:style-name="P2">The approach uses automated performance testing results and high-level performance modeling to quantitatively assess each architectural configuration in terms of a specific domain metric. For performance testing, the authors focus on load tests based on operational workload situations, e.g., arrival rates or concurrent number of users.</text:p>
      <text:p text:style-name="P4">The approach consists of 4 steps : operational profile data analysis, experiment generation, baseline requirements computation, and experiment execution.</text:p>
      <text:p text:style-name="P3">The evaluation for approach is carried out with different architecture deployment alternatives using extensive lab studies in a large bare metal host environment and a virtualized environment. </text:p>
      <text:p text:style-name="P5">The authors found that in auto-scaling cloud environments, careful performance engineering activities shall be executed before additional resources are added to the architecture deployment configuration, because if the bottleneck resource is located downstream from the place where additional resources are added, increased workload at the bottleneck resource may result in a significant performance degradation.</text:p>
      <text:h text:style-name="P13" text:outline-level="2">What follows from the solutions</text:h>
      <text:p text:style-name="P5">This approach contributes to the state of the art by automatically deriving baseline performance <text:soft-page-break/>requirements in a baseline run and assessing pass/fail criteria for the load tests, using a baseline computation of these requirements.</text:p>
      <text:p text:style-name="P5">The data presented in this paper supports the need to carefully evaluate the impact of increasing the level of computing resources on performance. Specifically, for the case study presented in this paper, we observed that the evaluated performance metric is a non-increasing function of the number of CPU resources for one of the environments under study.</text:p>
      <text:h text:style-name="P15" text:outline-level="1">References</text:h>
      <text:p text:style-name="P6"><text:span text:style-name="T3">[1] </text:span><text:span text:style-name="T1">A. Avritzer, V. Ferme, A.Janes, B.Russo, H.Schulz, A.</text:span><text:span text:style-name="T7">V. </text:span><text:span text:style-name="T1">Hoorn </text:span><text:span text:style-name="T2">, </text:span><text:span text:style-name="T4">"A Quantitative Approach for the Assessment of Microservice Architecture Deployment Alternatives by Automated Performance Testing"</text:span><text:span text:style-name="T2">, <text:s/></text:span><text:span text:style-name="T5">12th ECSA</text:span><text:span text:style-name="T2">, pages </text:span><text:span text:style-name="T5">159</text:span><text:span text:style-name="T2">–</text:span><text:span text:style-name="T5">174</text:span><text:span text:style-name="T2">, </text:span><text:span text:style-name="T6">September, </text:span><text:span text:style-name="T2">201</text:span><text:span text:style-name="T5">8</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paragraph-properties fo:hyphenation-ladder-count="no-limit"/>
      <style:text-properties fo:hyphenate="fals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WEI WANG</meta:initial-creator>
    <meta:creation-date>2019-02-08T14:23:25.109997131</meta:creation-date>
    <dc:date>2019-02-11T14:13:25.692738339</dc:date>
    <dc:creator>YUWEI WANG</dc:creator>
    <meta:editing-duration>PT1H24M16S</meta:editing-duration>
    <meta:editing-cycles>25</meta:editing-cycles>
    <meta:generator>LibreOffice/4.3.3.2$Linux_X86_64 LibreOffice_project/430m0$Build-2</meta:generator>
    <meta:document-statistic meta:table-count="0" meta:image-count="0" meta:object-count="0" meta:page-count="2" meta:paragraph-count="19" meta:word-count="430" meta:character-count="3109" meta:non-whitespace-character-count="2692"/>
  </office:meta>
</office:document-meta>
</file>